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gfa Rotis Sans Serif" svg:font-family="'Agfa Rotis Sans Serif', 'Segoe Condensed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0.035cm solid #000000"/>
      <style:paragraph-properties fo:text-align="center"/>
      <style:text-properties fo:color="#000000" style:text-outline="false" style:text-line-through-style="none" style:font-name="Agfa Rotis Sans 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de" style:country-asian="DE" style:font-style-asian="normal" style:font-weight-asian="normal" style:font-name-complex="Agfa Rotis Sans Serif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color="#000000" style:text-outline="false" style:text-line-through-style="none" style:font-name="Agfa Rotis Sans 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de" style:country-asian="DE" style:font-style-asian="normal" style:font-weight-asian="normal" style:font-name-complex="Agfa Rotis Sans Serif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/>
      <style:paragraph-properties fo:text-align="center"/>
      <style:text-properties fo:color="#000000" style:text-outline="false" style:text-line-through-style="none" style:font-name="Agfa Rotis Sans 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de" style:country-asian="DE" style:font-style-asian="normal" style:font-weight-asian="normal" style:font-name-complex="Agfa Rotis Sans Serif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35cm solid #000000" fo:border-top="none"/>
      <style:paragraph-properties fo:text-align="center"/>
      <style:text-properties fo:color="#000000" style:text-outline="false" style:text-line-through-style="none" style:font-name="Agfa Rotis Sans 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de" style:country-asian="DE" style:font-style-asian="normal" style:font-weight-asian="normal" style:font-name-complex="Agfa Rotis Sans Serif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float" office:value="1.5">
            <text:p>1,5</text:p>
          </table:table-cell>
          <table:table-cell table:style-name="ce1" office:value-type="float" office:value="2.5">
            <text:p>2,5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float" office:value="0.5">
            <text:p>0,5</text:p>
          </table:table-cell>
          <table:table-cell table:style-name="ce1" office:value-type="float" office:value="0.7">
            <text:p>0,7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gfa Rotis Sans Serif" svg:font-family="'Agfa Rotis Sans Serif', 'Segoe Condensed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6.03.2010</text:date>, <text:time>13:5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6T13:55:12.28</meta:creation-date>
    <dc:date>2010-03-06T13:55:54.07</dc:date>
    <meta:editing-duration>PT00H00M41S</meta:editing-duration>
    <meta:editing-cycles>1</meta:editing-cycles>
    <meta:document-statistic meta:table-count="3" meta:cell-count="24" meta:object-count="0"/>
    <meta:generator>OpenOffice.org/3.2$Win32 OpenOffice.org_project/320m12$Build-9483</meta:generator>
  </office:meta>
</office:document-meta>
</file>